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rriweather" svg:font-family="Merriweather, Georgia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8a4d"/>
    </style:style>
    <style:style style:name="P2" style:family="paragraph" style:parent-style-name="Standard">
      <style:text-properties officeooo:rsid="00108a4d" officeooo:paragraph-rsid="00108a4d"/>
    </style:style>
    <style:style style:name="P3" style:family="paragraph" style:parent-style-name="Standard">
      <style:text-properties officeooo:paragraph-rsid="0011040c"/>
    </style:style>
    <style:style style:name="P4" style:family="paragraph" style:parent-style-name="Standard">
      <style:text-properties officeooo:rsid="0011040c" officeooo:paragraph-rsid="0011040c"/>
    </style:style>
    <style:style style:name="P5" style:family="paragraph" style:parent-style-name="Standard">
      <style:text-properties officeooo:rsid="0012c648" officeooo:paragraph-rsid="0012c648"/>
    </style:style>
    <style:style style:name="P6" style:family="paragraph" style:parent-style-name="Standard">
      <style:text-properties officeooo:paragraph-rsid="0012c648"/>
    </style:style>
    <style:style style:name="T1" style:family="text">
      <style:text-properties officeooo:rsid="00108a4d"/>
    </style:style>
    <style:style style:name="T2" style:family="text">
      <style:text-properties fo:font-variant="normal" fo:text-transform="none" fo:color="#333333" loext:opacity="100%" style:font-name="Merriweather" fo:font-size="12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Merriweather" fo:font-size="12pt" fo:letter-spacing="normal" fo:font-style="normal" fo:font-weight="normal" officeooo:rsid="00108a4d"/>
    </style:style>
    <style:style style:name="T4" style:family="text">
      <style:text-properties officeooo:rsid="0011040c"/>
    </style:style>
    <style:style style:name="T5" style:family="text">
      <style:text-properties officeooo:rsid="0012c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o Piauí - UFPI </text:p>
      <text:p text:style-name="P3">Campus Senador Helvídio Nunes Barros - CSHNB </text:p>
      <text:p text:style-name="P3">Sistemas de Informação - Estatística </text:p>
      <text:p text:style-name="P3">prof. Rayner Gomes </text:p>
      <text:p text:style-name="P3"><text:span text:style-name="T4">Acadêmico</text:span>: <text:span text:style-name="T4">Weliton de Sousa Araujo</text:span></text:p>
      <text:p text:style-name="P1"/>
      <text:p text:style-name="P1">Pesquise e estude o Escore-Z. Em resumo, um escore-z de uma observação é o número de desvios padrão acima ou abaixo da média da população. Após estudar e aprender sobre o Escore-Z, responda as perguntas: </text:p>
      <text:p text:style-name="P1">a. O que é o escores-z? </text:p>
      <text:p text:style-name="P1">Score Z é uma quanto uma medida se afasta da média em termos de desvios padrão. </text:p>
      <text:p text:style-name="P1"/>
      <text:p text:style-name="P1">b. Como ele é calculado?</text:p>
      <text:p text:style-name="P2">Z = (X–media)/desvio_padrao</text:p>
      <text:p text:style-name="P1"/>
      <text:p text:style-name="P1">c. Para que ele é usado?</text:p>
      <text:p text:style-name="P1"><text:span text:style-name="T3">É usado para fazer</text:span><text:span text:style-name="T2"> uma observação </text:span><text:span text:style-name="T3">de um</text:span><text:span text:style-name="T2"> número de desvios padrão acima ou abaixo da média da população.</text:span></text:p>
      <text:p text:style-name="P1"/>
      <text:p text:style-name="P1">d. Faça um exemplo aplicando sua utilidade.</text:p>
      <text:p text:style-name="P2">Pergunta:</text:p>
      <text:p text:style-name="P1">João participou de uma olimpíada escolar de matemática e obteve 100 pontos (máximo de 150) na etapa preliminar. Entretanto, para disputar a etapa final, é necessário estar entre os 20% de maiores registros de notas. <text:span text:style-name="T1">João passou para a etapa das finais?</text:span></text:p>
      <text:p text:style-name="P1"><text:span text:style-name="T1">Dados: </text:span>Média = 91,27, Desvio padrão = 26,42</text:p>
      <text:p text:style-name="P1"/>
      <text:p text:style-name="P2">Resposta:</text:p>
      <text:p text:style-name="P3"><text:span text:style-name="T4">1.<text:tab/></text:span><text:span text:style-name="T1">Z = (X–media)/desvio_padrao</text:span><text:span text:style-name="T4"> </text:span><text:span text:style-name="T1"><text:line-break/></text:span><text:span text:style-name="T4">2.<text:tab/>Z = (</text:span>100 – 91,27<text:span text:style-name="T4">)</text:span>/26,42</text:p>
      <text:p text:style-name="P3"><text:span text:style-name="T4">3.<text:tab/>Z = 0,33 → corresponde a</text:span> <text:span text:style-name="T4">12,93%</text:span></text:p>
      <text:p text:style-name="P4">5.<text:tab/>50% + 12,93% = 62,93%</text:p>
      <text:p text:style-name="P4">6.<text:tab/>João não passou para a final.</text:p>
      <text:p text:style-name="P1"/>
      <text:p text:style-name="P1">e. Baseado no seu exemplo (letra d), faça uma análise dos resultados. </text:p>
      <text:p text:style-name="P4">Com fórmula conseguimos usá-la ao nosso favor, com ela conseguimos descobrir com poucos dados que joão não conseguiu ir adiante na próxima etapa. </text:p>
      <text:p text:style-name="P4">Analisando mais a fundo a fórmula, conseguimos moldar ela a nosso favor, como é o caso mostrado em vídeo, <text:span text:style-name="T5">onde transformamos a fórmula original, na seguinte fórmula:<text:line-break/>X = Z. desvio_padrao + media</text:span></text:p>
      <text:p text:style-name="P5">Quando descobrimos o valor de X, poderíamos dizer quem passou ou não para a etapa final da olimpíada só olhando o valor de X</text:p>
      <text:p text:style-name="P5"/>
      <text:p text:style-name="P6"><text:span text:style-name="T5">link do vídeo: </text:span><text:a xlink:type="simple" xlink:href="https://youtu.be/JfIu08F3Ogk" text:style-name="Internet_20_link" text:visited-style-name="Visited_20_Internet_20_Link"><text:span text:style-name="T5">https://youtu.be/JfIu08F3Ogk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rriweather" svg:font-family="Merriweather, Georgia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5T22:35:01.260000000</meta:creation-date>
    <dc:date>2020-12-15T23:02:56.309000000</dc:date>
    <meta:editing-duration>PT7S</meta:editing-duration>
    <meta:editing-cycles>1</meta:editing-cycles>
    <meta:document-statistic meta:table-count="0" meta:image-count="0" meta:object-count="0" meta:page-count="1" meta:paragraph-count="26" meta:word-count="303" meta:character-count="1739" meta:non-whitespace-character-count="1453"/>
    <meta:generator>LibreOffice/7.0.3.1$Windows_X86_64 LibreOffice_project/d7547858d014d4cf69878db179d326fc3483e082</meta:generator>
  </office:meta>
</office:document-meta>
</file>